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8189in" fo:break-before="auto" style:use-optimal-row-height="true"/>
    </style:style>
    <style:style style:name="ro13" style:family="table-row">
      <style:table-row-properties style:row-height="1.7307in" fo:break-before="auto" style:use-optimal-row-height="true"/>
    </style:style>
    <style:style style:name="ro14" style:family="table-row">
      <style:table-row-properties style:row-height="4.3736in" fo:break-before="auto" style:use-optimal-row-height="true"/>
    </style:style>
    <style:style style:name="ro15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ondition Expres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2">
          <table:table-cell/>
          <table:table-cell office:value-type="string" calcext:value-type="string">
            <text:p>Boolean operators</text:p>
          </table:table-cell>
          <table:table-cell table:style-name="ce6" office:value-type="string" calcext:value-type="string">
            <text:p>print(name == "John" or name == "Jane")</text:p>
            <text:p>print(name == 'John' and age &gt;= 16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oolean operators order</text:p>
          </table:table-cell>
          <table:table-cell office:value-type="string" calcext:value-type="string">
            <text:p>Boolean operators are not evaluated from left to right. There's an order of operations for boolean operators: not is evaluated first, and is evaluated next, and or is evaluated last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a &gt; b: print("a is greater than b")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Else and elif parts in if statement</text:p>
          </table:table-cell>
          <table:table-cell table:style-name="ce6" office:value-type="string" calcext:value-type="string">
            <text:p>if a &gt; b:     </text:p>
            <text:p>a += 1 else:      </text:p>
            <text:p>A -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ingle-line if-else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dentation</text:p>
          </table:table-cell>
          <table:table-cell table:number-columns-repeated="17"/>
        </table:table-row>
      </table:table>
      <table:table table:name="DataStructu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ists introduction</text:p>
          </table:table-cell>
          <table:table-cell office:value-type="string" calcext:value-type="string">
            <text:p>Cubes = [1, 2, 3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s operations</text:p>
          </table:table-cell>
          <table:table-cell office:value-type="string" calcext:value-type="string">
            <text:p>cubes.append(6**2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items</text:p>
          </table:table-cell>
          <table:table-cell office:value-type="string" calcext:value-type="string">
            <text:p>Animals[:] = 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ested Lists</text:p>
          </table:table-cell>
          <table:table-cell office:value-type="string" calcext:value-type="string">
            <text:p>nested_list = [[1, 2, 3], [4, 5], 6]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Tuples</text:p>
          </table:table-cell>
          <table:table-cell table:style-name="ce5" office:value-type="string" calcext:value-type="string">
            <text:p>(a, b, c)</text:p>
            <text:p>'a’, ‘b’, ‘c’,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oin method</text:p>
          </table:table-cell>
          <table:table-cell office:value-type="string" calcext:value-type="string">
            <text:p>string.join(iterable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Dictionaries</text:p>
          </table:table-cell>
          <table:table-cell table:style-name="ce5" office:value-type="string" calcext:value-type="string">
            <text:p>dct = {'key1' : "value1", 'key2' : "value2"}</text:p>
            <text:p>a = dict(one=1, two=2, three=3) </text:p>
            <text:p>b = {'one': 1, 'two': 2, 'three': 3} </text:p>
            <text:p>c = dict([('two', 2), ('one', 1), ('three', 3)]) </text:p>
            <text:p>print(a == b == c)</text:p>
          </table:table-cell>
          <table:table-cell table:number-columns-repeated="16"/>
        </table:table-row>
        <table:table-row table:style-name="ro6">
          <table:table-cell/>
          <table:table-cell office:value-type="string" calcext:value-type="string">
            <text:p>Add Items from lists</text:p>
          </table:table-cell>
          <table:table-cell table:style-name="ce6" office:value-type="string" calcext:value-type="string">
            <text:p>list_iof_keys = ["key1", "key2", "key3"] </text:p>
            <text:p>list_of_values = [100, 200, 300]  </text:p>
            <text:p>my_dict = {} for x in range(len(list_of_keys)):     </text:p>
            <text:p>my_dict[list_of_keys[x]] = list_of_values[x] </text:p>
            <text:p>Print(my_dict.items())  </text:p>
            <text:p># dict_items([('key1', 100), ('key2', 200), ('key3', 300)])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Dictionary keys() and values()</text:p>
          </table:table-cell>
          <table:table-cell table:style-name="ce6" office:value-type="string" calcext:value-type="string">
            <text:p>print(phone_book.keys())  </text:p>
            <text:p>print(phone_book.values()) </text:p>
            <text:p>Print(phone_book.items()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ictionary keys 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 keyword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</table:table>
      <table:table table:name="Loop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6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7">
          <table:table-cell/>
          <table:table-cell office:value-type="string" calcext:value-type="string">
            <text:p>For Loop</text:p>
          </table:table-cell>
          <table:table-cell office:value-type="string" calcext:value-type="string">
            <text:p>for variable in iterable: <text:s text:c="4"/>statement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Nested Loop</text:p>
          </table:table-cell>
          <table:table-cell office:value-type="string" calcext:value-type="string">
            <text:p>coordinates = [1, 2, 3]  </text:p>
            <text:p>for coordinate1 in coordinates:     </text:p>
            <text:p>      For coordinate2 in coordinates:         </text:p>
            <text:p>          Print(f'{coordinate1} x {coordinate2}'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Comparison</text:p>
          </table:table-cell>
          <table:table-cell table:style-name="Default" office:value-type="string" calcext:value-type="string">
            <text:p>my_efficient_list = [i + 10 for i in my_inefficient_list]</text:p>
          </table:table-cell>
          <table:table-cell table:number-columns-repeated="16"/>
        </table:table-row>
        <table:table-row table:style-name="ro9">
          <table:table-cell/>
          <table:table-cell office:value-type="string" calcext:value-type="string">
            <text:p>Nested List Comparison</text:p>
          </table:table-cell>
          <table:table-cell office:value-type="string" calcext:value-type="string">
            <text:p>matrix = [[string[i] for i in range(len(string))] for j in range (10)] 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While Loop</text:p>
          </table:table-cell>
          <table:table-cell office:value-type="string" calcext:value-type="string">
            <text:p>square = 1  </text:p>
            <text:p>    While square &lt;= 10:     </text:p>
            <text:p>    print(square)     </text:p>
            <text:p>    Square += 1      </text:p>
            <text:p/>
            <text:p>print("Finished")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Break keyword</text:p>
          </table:table-cell>
          <table:table-cell office:value-type="string" calcext:value-type="string">
            <text:p>count = 0  </text:p>
            <text:p>    while True:  # This condition cannot possibly be false     </text:p>
            <text:p>    print(count)     </text:p>
            <text:p>    count += 1     </text:p>
            <text:p>    if count &gt;= 5:         </text:p>
            <text:p>        Break</text:p>
          </table:table-cell>
          <table:table-cell table:number-columns-repeated="16"/>
        </table:table-row>
        <table:table-row table:style-name="ro12">
          <table:table-cell/>
          <table:table-cell table:style-name="Default" office:value-type="string" calcext:value-type="string">
            <text:p>Fix Infinite Execution</text:p>
          </table:table-cell>
          <table:table-cell office:value-type="string" calcext:value-type="string">
            <text:p>def should_not_be_infinite():  # Function definition. Do not mind it for now.    </text:p>
            <text:p/>
            <text:p> i = 5      </text:p>
            <text:p/>
            <text:p>while i &lt; 15:         </text:p>
            <text:p>    print("Hello, World!")        </text:p>
            <text:p>    if i == 5:          </text:p>
            <text:p>        Break</text:p>
          </table:table-cell>
          <table:table-cell table:number-columns-repeated="16"/>
        </table:table-row>
        <table:table-row table:style-name="ro13">
          <table:table-cell/>
          <table:table-cell table:style-name="Default" office:value-type="string" calcext:value-type="string">
            <text:p>Else in Loop</text:p>
          </table:table-cell>
          <table:table-cell office:value-type="string" calcext:value-type="string">
            <text:p>i = 0 </text:p>
            <text:p/>
            <text:p>while i &lt; 5:     </text:p>
            <text:p>    Print('it\'s less than 5')    </text:p>
            <text:p>    i += 1 </text:p>
            <text:p/>
            <text:p>else:     </text:p>
            <text:p>    print('and now it\'s 5')</text:p>
          </table:table-cell>
          <table:table-cell table:number-columns-repeated="16"/>
        </table:table-row>
        <table:table-row table:style-name="ro14">
          <table:table-cell/>
          <table:table-cell table:style-name="Default" office:value-type="string" calcext:value-type="string">
            <text:p>if Loop 2</text:p>
          </table:table-cell>
          <table:table-cell office:value-type="string" calcext:value-type="string">
            <text:p>def contains_even_number(lst):     </text:p>
            <text:p>for i in lst:         </text:p>
            <text:p>    if i % 2 == 0:             </text:p>
            <text:p>        print(f"List {lst} contains an even number.")             </text:p>
            <text:p>        break     </text:p>
            <text:p>else:         </text:p>
            <text:p>    Print(f"List {lst} does not contain an even number.")   </text:p>
            <text:p/>
            <text:p>contains_even_number([1, 9, 8]) </text:p>
            <text:p>contains_even_number([1, 3, 5])</text:p>
          </table:table-cell>
          <table:table-cell table:number-columns-repeated="16"/>
        </table:table-row>
        <table:table-row table:style-name="ro10">
          <table:table-cell/>
          <table:table-cell table:style-name="Default" office:value-type="string" calcext:value-type="string">
            <text:p>Continue Keyword</text:p>
          </table:table-cell>
          <table:table-cell office:value-type="string" calcext:value-type="string">
            <text:p>for i in range(5):     </text:p>
            <text:p>    if i == 3:         </text:p>
            <text:p>        Continue   # Skip the rest of the code inside loop for current i value     </text:p>
            <text:p>    print(i)</text:p>
          </table:table-cell>
          <table:table-cell table:number-columns-repeated="16"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6" table:default-cell-style-name="Default"/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Function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1"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5">
          <table:table-cell/>
          <table:table-cell office:value-type="string" calcext:value-type="string">
            <text:p>definition</text:p>
          </table:table-cell>
          <table:table-cell office:value-type="string" calcext:value-type="string">
            <text:p>def my_function():  # Function named my_function     </text:p>
            <text:p>    Print("Hello, World!")   </text:p>
            <text:p/>
            <text:p>for i in range(5):     </text:p>
            <text:p>    my_function()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parameters and call arguments</text:p>
          </table:table-cell>
          <table:table-cell office:value-type="string" calcext:value-type="string">
            <text:p>def my_function(name, surname):     </text:p>
            <text:p>    print(name + " " + surname)  </text:p>
            <text:p/>
            <text:p>My_function("Jon", "Snow")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 style:data-style-name="N2" text:time-value="13:25:54.3681634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5:34.151572979</meta:creation-date>
    <dc:date>2024-10-20T14:19:18.230656966</dc:date>
    <meta:editing-duration>PT1H7M30S</meta:editing-duration>
    <meta:editing-cycles>5</meta:editing-cycles>
    <meta:generator>LibreOffice/24.2.6.2$Linux_X86_64 LibreOffice_project/420$Build-2</meta:generator>
    <meta:document-statistic meta:table-count="4" meta:cell-count="200" meta:object-count="0"/>
  </office:meta>
</office:document-meta>
</file>